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8" style:family="paragraph" style:parent-style-name="Footnote">
      <style:text-properties fo:language="en" fo:country="GB" officeooo:paragraph-rsid="10868da7" fo:background-color="transparent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3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paragraph-rsid="0daa4aef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officeooo:paragraph-rsid="0f4cd335"/>
    </style:style>
    <style:style style:name="P43" style:family="paragraph" style:parent-style-name="Standard">
      <style:paragraph-properties fo:text-align="center" style:justify-single-word="false"/>
      <style:text-properties officeooo:paragraph-rsid="0db0d4d1"/>
    </style:style>
    <style:style style:name="P44" style:family="paragraph" style:parent-style-name="Standard">
      <style:paragraph-properties fo:text-align="center" style:justify-single-word="false"/>
      <style:text-properties officeooo:paragraph-rsid="0cc5fe5b"/>
    </style:style>
    <style:style style:name="P45" style:family="paragraph" style:parent-style-name="Standard">
      <style:paragraph-properties fo:text-align="center" style:justify-single-word="false"/>
      <style:text-properties officeooo:paragraph-rsid="0d804757"/>
    </style:style>
    <style:style style:name="P46" style:family="paragraph" style:parent-style-name="Standard">
      <style:paragraph-properties fo:text-align="center" style:justify-single-word="false"/>
      <style:text-properties officeooo:paragraph-rsid="102f2d76"/>
    </style:style>
    <style:style style:name="P47" style:family="paragraph" style:parent-style-name="Standard">
      <style:paragraph-properties fo:text-align="center" style:justify-single-word="false"/>
      <style:text-properties officeooo:paragraph-rsid="0cb38183"/>
    </style:style>
    <style:style style:name="P48" style:family="paragraph" style:parent-style-name="Standard">
      <style:paragraph-properties fo:text-align="center" style:justify-single-word="false"/>
      <style:text-properties officeooo:paragraph-rsid="0dce9327"/>
    </style:style>
    <style:style style:name="P49" style:family="paragraph" style:parent-style-name="Standard">
      <style:paragraph-properties fo:text-align="center" style:justify-single-word="false"/>
      <style:text-properties officeooo:paragraph-rsid="0cc79a2d"/>
    </style:style>
    <style:style style:name="P50" style:family="paragraph" style:parent-style-name="Footnote">
      <style:text-properties officeooo:paragraph-rsid="0fa0ab6e"/>
    </style:style>
    <style:style style:name="P51" style:family="paragraph" style:parent-style-name="Footnote">
      <style:text-properties officeooo:paragraph-rsid="104a80be"/>
    </style:style>
    <style:style style:name="P52" style:family="paragraph" style:parent-style-name="Standard">
      <style:text-properties officeooo:paragraph-rsid="1061e0ef"/>
    </style:style>
    <style:style style:name="P53" style:family="paragraph" style:parent-style-name="Standard">
      <style:text-properties officeooo:paragraph-rsid="1062a122"/>
    </style:style>
    <style:style style:name="P54" style:family="paragraph" style:parent-style-name="Standard">
      <style:text-properties officeooo:paragraph-rsid="10640365"/>
    </style:style>
    <style:style style:name="P55" style:family="paragraph" style:parent-style-name="Footnote">
      <style:text-properties officeooo:paragraph-rsid="106b3977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text-properties officeooo:paragraph-rsid="108aabd2"/>
    </style:style>
    <style:style style:name="P59" style:family="paragraph" style:parent-style-name="Standard">
      <style:text-properties officeooo:paragraph-rsid="0c819a59"/>
    </style:style>
    <style:style style:name="P60" style:family="paragraph" style:parent-style-name="Standard">
      <style:text-properties officeooo:paragraph-rsid="0c8364eb"/>
    </style:style>
    <style:style style:name="P61" style:family="paragraph" style:parent-style-name="Standard">
      <style:text-properties officeooo:paragraph-rsid="0ddfbc49"/>
    </style:style>
    <style:style style:name="P62" style:family="paragraph" style:parent-style-name="Standard">
      <style:text-properties officeooo:paragraph-rsid="0a0f8417"/>
    </style:style>
    <style:style style:name="P6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b397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2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106b3977" style:font-size-asian="10pt" style:language-asian="nl" style:country-asian="NL" style:font-style-asian="normal" style:font-name-complex="Bitstream Vera Sans" style:font-size-complex="10pt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0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3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3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7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1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1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2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3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4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25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2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1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72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3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74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75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76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77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108166a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language="en" fo:country="GB" officeooo:rsid="1052c7f3"/>
    </style:style>
    <style:style style:name="T211" style:family="text">
      <style:text-properties fo:language="en" fo:country="GB" officeooo:rsid="105c8aaa"/>
    </style:style>
    <style:style style:name="T212" style:family="text">
      <style:text-properties fo:language="en" fo:country="GB" officeooo:rsid="105f1264"/>
    </style:style>
    <style:style style:name="T213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5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6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7" style:family="text">
      <style:text-properties fo:language="en" fo:country="GB" officeooo:rsid="108aabe0"/>
    </style:style>
    <style:style style:name="T218" style:family="text">
      <style:text-properties officeooo:rsid="0f981b1c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3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44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45" style:family="text">
      <style:text-properties fo:font-variant="normal" fo:text-transform="none" fo:color="#000000" loext:opacity="87%" fo:letter-spacing="normal" fo:font-style="normal" officeooo:rsid="106260b1"/>
    </style:style>
    <style:style style:name="T246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63"><text:span text:style-name="T95">Checklist for installing </text:span><text:span text:style-name="T95"><text:user-field-get text:name="Distro">Rocky Linux</text:user-field-get></text:span><text:span text:style-name="T95"><text:s/></text:span><text:span text:style-name="T96"><text:user-field-get text:name="Version">8.10</text:user-field-get></text:span><text:span text:style-name="T97"><text:note text:id="ftn1" text:note-class="footnote"><text:note-citation>1</text:note-citation><text:note-body><text:p text:style-name="P51"><text:span text:style-name="T219">This </text:span><text:span text:style-name="T226"><text:user-field-get text:name="Distro">Rocky Linux</text:user-field-get></text:span><text:span text:style-name="T220"><text:s/></text:span><text:span text:style-name="T227"><text:user-field-get text:name="Version">8.10</text:user-field-get></text:span><text:span text:style-name="T227"><text:s/>Desktop</text:span><text:span text:style-name="T219"> (codename </text:span><text:span text:style-name="T222">GreenObsidian</text:span><text:span text:style-name="T219">) </text:span><text:span text:style-name="T224">from May 31</text:span><text:span text:style-name="T234">st</text:span><text:span text:style-name="T224">, </text:span><text:span text:style-name="T225">2024 </text:span><text:span text:style-name="T219">is supported until </text:span><text:span text:style-name="T221">May</text:span><text:span text:style-name="T219"> </text:span><text:span text:style-name="T223">1</text:span><text:span text:style-name="T233">st</text:span><text:span text:style-name="T223">, </text:span><text:span text:style-name="T219">2029.</text:span></text:p></text:note-body></text:note></text:span><text:span text:style-name="T98"><text:s/></text:span><text:span text:style-name="T100">Desktop</text:span><text:span text:style-name="T99">.</text:span></text:p>
      <text:p text:style-name="P24"><text:span text:style-name="T60"/></text:p>
      <text:p text:style-name="P24"><text:span text:style-name="T91"/></text:p>
      <text:p text:style-name="P56">Fill in the text box after &lt;...&gt;</text:p>
      <text:p text:style-name="P10"><text:span text:style-name="T213">&lt;user</text:span><text:span text:style-name="T180">&gt;</text:span><text:span text:style-name="T193"><text:tab/><text:tab/></text:span><text:span text:style-name="T200"> <text:tab/><text:tab/><text:tab/> </text:span><text:span text:style-name="T194"><draw:control text:anchor-type="as-char" svg:y="-0.4cm" draw:z-index="4" draw:name="Gebruiker" draw:style-name="gr2" draw:text-style-name="P69" svg:width="6.002cm" svg:height="0.5cm" draw:control="control3"><svg:title>Gebruiker</svg:title><svg:desc>Volledige naam, bijv. Jan Stek</svg:desc></draw:control></text:span><text:span text:style-name="T194"><text:tab/></text:span><text:span text:style-name="T198">e.g.</text:span><text:span text:style-name="T201"> </text:span><text:span text:style-name="T206">J</text:span><text:span text:style-name="T207">ohn Doe</text:span></text:p>
      <text:p text:style-name="P58"><text:span text:style-name="T12">&lt;</text:span><text:span text:style-name="T204">user</text:span><text:span text:style-name="T7">na</text:span><text:span text:style-name="T10">me</text:span><text:span text:style-name="T180">&gt;</text:span><text:span text:style-name="T202"><text:tab/><text:tab/><text:tab/> </text:span><text:span text:style-name="T202"><draw:control text:anchor-type="as-char" svg:y="-0.4cm" draw:z-index="10" draw:name="Gberuikersnaam 2" draw:style-name="gr2" draw:text-style-name="P69" svg:width="6.002cm" svg:height="0.5cm" draw:control="control9"><svg:title>Gebruikersnaam</svg:title><svg:desc>Korte naam, bijv. jan</svg:desc></draw:control></text:span><text:span text:style-name="T202"><text:tab/></text:span><text:span text:style-name="T203">e.g.</text:span><text:span text:style-name="T5"> </text:span><text:span text:style-name="T112">j</text:span><text:span text:style-name="T113">oh</text:span><text:span text:style-name="T112">n</text:span></text:p>
      <text:p text:style-name="P10"><text:span text:style-name="T12">&lt;</text:span><text:span text:style-name="T13">computername</text:span><text:span text:style-name="T180">&gt;</text:span><text:span text:style-name="T205"><text:tab/> </text:span><text:span text:style-name="T7"><draw:control text:anchor-type="as-char" svg:y="-0.4cm" draw:z-index="5" draw:name="Computernaam" draw:style-name="gr2" draw:text-style-name="P69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183"> </text:span><text:span text:style-name="T192">pc02</text:span></text:p>
      <text:p text:style-name="P11"><text:span text:style-name="T213">&lt;</text:span><text:span text:style-name="T181">user</text:span><text:span text:style-name="T180">&gt;</text:span><text:span text:style-name="T187"><text:tab/><text:tab/></text:span><text:span text:style-name="T200"> <text:tab/><text:tab/><text:tab/> </text:span><text:span text:style-name="T194"><draw:control text:anchor-type="as-char" svg:y="-0.4cm" draw:z-index="8" draw:name="Gebruiker 1" draw:style-name="gr2" draw:text-style-name="P69" svg:width="6.002cm" svg:height="0.5cm" draw:control="control7"><svg:title>Gebruiker</svg:title><svg:desc>Volledige naam, bijv. Jan Stek</svg:desc></draw:control></text:span><text:span text:style-name="T194"><text:tab/></text:span><text:span text:style-name="T198">i.e.</text:span><text:span text:style-name="T195"> </text:span><text:span text:style-name="T196">additional </text:span><text:span text:style-name="T197">user</text:span><text:span text:style-name="T199">s</text:span></text:p>
      <text:p text:style-name="P58"><text:span text:style-name="T213">&lt;</text:span><text:span text:style-name="T181">user</text:span><text:span text:style-name="T182">n</text:span><text:span text:style-name="T179">a</text:span><text:span text:style-name="T180">me&gt;</text:span><text:span text:style-name="T178"><text:tab/><text:tab/><text:tab/> </text:span><text:span text:style-name="T202"><draw:control text:anchor-type="as-char" svg:y="-0.4cm" draw:z-index="9" draw:name="Gberuikersnaam 1" draw:style-name="gr2" draw:text-style-name="P69" svg:width="6.002cm" svg:height="0.5cm" draw:control="control8"><svg:title>Gebruikersnaam</svg:title><svg:desc>Korte naam, bijv. jan</svg:desc></draw:control></text:span><text:span text:style-name="T202"><text:tab/></text:span><text:span text:style-name="T203">i</text:span><text:span text:style-name="T188">.</text:span><text:span text:style-name="T189">e.</text:span><text:span text:style-name="T188"> </text:span><text:span text:style-name="T184">additional </text:span><text:span text:style-name="T185">user</text:span><text:span text:style-name="T186">s</text:span></text:p>
      <text:p text:style-name="P57"><text:span text:style-name="T246">r</text:span>eplace &lt;...&gt; in this checklist with the value in the text box.</text:p>
      <text:p text:style-name="P35"/>
      <text:p text:style-name="P35"/>
      <text:p text:style-name="P9"><text:span text:style-name="Strong_20_Emphasis"><text:span text:style-name="T132">Not yet on Linux?</text:span></text:span><text:span text:style-name="T104"><text:tab/></text:span><text:span text:style-name="T109">Use</text:span><text:span text:style-name="T105"> </text:span><text:span text:style-name="Strong_20_Emphasis"><text:span text:style-name="T110">Checklist </text:span></text:span><text:span text:style-name="Strong_20_Emphasis"><text:span text:style-name="T111">transfer</text:span></text:span><text:span text:style-name="T105"> o</text:span><text:span text:style-name="T108">n</text:span><text:span text:style-name="T105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06"> </text:span><text:span text:style-name="T108">u</text:span><text:span text:style-name="T106">nder </text:span><text:span text:style-name="Strong_20_Emphasis"><text:span text:style-name="T133">Linux</text:span></text:span><text:span text:style-name="T107">.</text:span></text:p>
      <text:p text:style-name="P33"><text:span text:style-name="Strong_20_Emphasis"><text:span text:style-name="T124">New installation?</text:span></text:span><text:span text:style-name="T121"><text:tab/><text:tab/></text:span><text:span text:style-name="T123">Start at chapter</text:span><text:span text:style-name="T121"> </text:span><text:span text:style-name="Strong_20_Emphasis"><text:span text:style-name="T124"><text:bookmark-ref text:reference-format="page" text:ref-name="__RefNumPara__4009_1271708128">2</text:bookmark-ref></text:span></text:span><text:span text:style-name="Strong_20_Emphasis"><text:span text:style-name="T124"><text:s text:c="2"/></text:span></text:span><text:span text:style-name="Strong_20_Emphasis"><text:span text:style-name="T125"><text:bookmark-ref text:reference-format="text" text:ref-name="__RefNumPara__4009_1271708128">Perform installation</text:bookmark-ref></text:span></text:span><text:span text:style-name="T122">.</text:span></text:p>
      <text:p text:style-name="P28"/>
      <text:p text:style-name="P28"/>
      <text:list text:style-name="L1">
        <text:list-item>
          <text:p text:style-name="P65"><text:bookmark-start text:name="__RefNumPara__4083_1271708128"/>Prepar<text:span text:style-name="T218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7" draw:name="Vorm3_0" draw:style-name="gr1" draw:text-style-name="P6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12" draw:name="Vorm3_ 1" draw:style-name="gr1" draw:text-style-name="P68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38"><text:span text:style-name="T22">Log in as </text:span><text:span text:style-name="T214">&lt;user</text:span><text:span text:style-name="T190">&gt;</text:span><text:span text:style-name="T6"><text:note text:id="ftn2" text:note-class="footnote"><text:note-citation>2</text:note-citation><text:note-body><text:p text:style-name="P40"><text:span text:style-name="T62">Login any additional </text:span><text:span text:style-name="T67">users</text:span><text:span text:style-name="T69"> </text:span><text:span text:style-name="T62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59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4" draw:name="Vorm 4" draw:style-name="gr1" draw:text-style-name="P6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52"><text:span text:style-name="T33">Type: </text:span><text:span text:style-name="User_20_Entry"><text:span text:style-name="T76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1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60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5" draw:name="Vorm 6" draw:style-name="gr1" draw:text-style-name="P6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6" draw:name="Vorm 7" draw:style-name="gr1" draw:text-style-name="P68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53"><text:span text:style-name="T33">Type: </text:span><text:span text:style-name="User_20_Entry"><text:span text:style-name="T7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3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7" office:value-type="string">
            <text:p text:style-name="P39"><text:span text:style-name="T25">Select </text:span><text:span text:style-name="Strong_20_Emphasis"><text:span text:style-name="T82">1</text:span></text:span><text:span text:style-name="T25"> Prepar</text:span><text:span text:style-name="T31">e</text:span><text:span text:style-name="T25"> installation</text:span><text:span text:style-name="T30">. 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8" office:value-type="string">
            <text:p text:style-name="P17">Follow the instructions on the screen.</text:p>
          </table:table-cell>
        </table:table-row>
      </table:table>
      <text:p text:style-name="P16"/>
      <text:list text:continue-numbering="true" text:style-name="L1">
        <text:list-item>
          <text:p text:style-name="P6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68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14">Boot the computer from</text:span><text:span text:style-name="T119"><text:note text:id="ftn3" text:note-class="footnote"><text:note-citation>1</text:note-citation><text:note-body><text:p text:style-name="P8"><text:span text:style-name="T70">Boot menu/Setup via one of the </text:span><text:span text:style-name="T71">f</text:span><text:span text:style-name="T70">requently used keys: </text:span><text:span text:style-name="T92">Esc</text:span><text:span text:style-name="T72">, </text:span><text:span text:style-name="T92">Delete</text:span><text:span text:style-name="T72">, </text:span><text:span text:style-name="T92">F1</text:span><text:span text:style-name="T72">, </text:span><text:span text:style-name="T92">F2</text:span><text:span text:style-name="T72">, </text:span><text:span text:style-name="T92">F9</text:span><text:span text:style-name="T72">, </text:span><text:span text:style-name="T92">F10</text:span><text:span text:style-name="T72">, </text:span><text:span text:style-name="T92">F11</text:span><text:span text:style-name="T72">, or </text:span><text:span text:style-name="T92">F12</text:span></text:p></text:note-body></text:note></text:span><text:span text:style-name="T114"> an</text:span><text:span text:style-name="T116"> </text:span><text:span text:style-name="T101"><text:user-field-get text:name="Distro">Rocky Linux</text:user-field-get></text:span><text:span text:style-name="T118"><text:s/></text:span><text:span text:style-name="T102"><text:user-field-get text:name="Version">8.10</text:user-field-get></text:span><text:span text:style-name="T102"><text:s/></text:span><text:span text:style-name="T61">Desktop </text:span><text:span text:style-name="T59">L</text:span><text:span text:style-name="T57">ive</text:span><text:span text:style-name="T57"><text:note text:id="ftn4" text:note-class="footnote"><text:note-citation>2</text:note-citation><text:note-body><text:p text:style-name="P50"><text:span text:style-name="T15">From a Live USB stick you can boot and work with </text:span><text:span text:style-name="T120"><text:user-field-get text:name="Distro">Rocky Linux</text:user-field-get></text:span><text:span text:style-name="T120"><text:s/></text:span><text:span text:style-name="T15">without modifying any files on the hard drive and also allows installation of </text:span><text:span text:style-name="T120"><text:user-field-get text:name="Distro">Rocky Linux</text:user-field-get></text:span><text:span text:style-name="T120">.</text:span></text:p></text:note-body></text:note></text:span><text:span text:style-name="T114"> USB stick</text:span><text:span text:style-name="T58"><text:note text:id="ftn5" text:note-class="footnote"><text:note-citation>3</text:note-citation><text:note-body><text:p text:style-name="P55"><text:span text:style-name="T63">Create a bootable USB stick:<text:line-break/>Download a CD image file (.iso) from</text:span><text:span text:style-name="T65"> </text:span><text:a xlink:type="simple" xlink:href="https://rockylinux.org/nl/download" text:style-name="Internet_20_link" text:visited-style-name="Visited_20_Internet_20_Link"><text:span text:style-name="T209">rockylinux.org/nl/download</text:span></text:a><text:span text:style-name="T65">, </text:span><text:span text:style-name="T66">under </text:span><text:span text:style-name="Sterk_20_accent_20_voetnoot"><text:span text:style-name="T84">De</text:span></text:span><text:span text:style-name="Sterk_20_accent_20_voetnoot"><text:span text:style-name="T85">fault</text:span></text:span><text:span text:style-name="Sterk_20_accent_20_voetnoot"><text:span text:style-name="T84"> Images</text:span></text:span><text:span text:style-name="T66"> click </text:span><text:span text:style-name="Sterk_20_accent_20_voetnoot"><text:span text:style-name="T84">Rocky Linux </text:span></text:span><text:span text:style-name="Sterk_20_accent_20_voetnoot"><text:span text:style-name="T84"><text:user-field-get text:name="Version">8.10</text:user-field-get></text:span></text:span><text:span text:style-name="T66">, and click </text:span><text:span text:style-name="Strong_20_Emphasis"><text:span text:style-name="T68">DVD ISO</text:span></text:span><text:span text:style-name="T66">.</text:span><text:span text:style-name="Strong_20_Emphasis"><text:span text:style-name="T93"><text:line-break/></text:span></text:span><text:span text:style-name="T64">The next steps are described in </text:span><text:span text:style-name="Sterk_20_accent_20_voetnoot"><text:span text:style-name="T86">Linux informati</text:span></text:span><text:span text:style-name="Sterk_20_accent_20_voetnoot"><text:span text:style-name="T87">on</text:span></text:span><text:span text:style-name="T64">, which can be found at </text:span><text:a xlink:type="simple" xlink:href="https://karelzimmer.nl/en" text:style-name="Internet_20_link" text:visited-style-name="Visited_20_Internet_20_Link"><text:span text:style-name="T208">karelzimmer.nl/en</text:span></text:a><text:span text:style-name="T64">, under </text:span><text:span text:style-name="Sterk_20_accent_20_voetnoot"><text:span text:style-name="T86">Linux</text:span></text:span><text:span text:style-name="T64">.</text:span></text:p></text:note-body></text:note>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03">Select</text:span><text:span text:style-name="T38"> </text:span><text:span text:style-name="Strong_20_Emphasis"><text:span text:style-name="T77">Install</text:span></text:span><text:span text:style-name="Strong_20_Emphasis"><text:span text:style-name="T39"> </text:span></text:span><text:span text:style-name="Strong_20_Emphasis"><text:span text:style-name="T78"><text:user-field-get text:name="Distro">Rocky Linux</text:user-field-get></text:span></text:span><text:span text:style-name="Strong_20_Emphasis"><text:span text:style-name="T80"><text:s/></text:span></text:span><text:span text:style-name="Strong_20_Emphasis"><text:span text:style-name="T79"><text:user-field-get text:name="Version">8.10</text:user-field-get></text:span></text:span><text:span text:style-name="T115"><text:s/></text:span><text:span text:style-name="T117">and press the</text:span><text:span text:style-name="T35"> </text:span><text:span text:style-name="T81">Enter</text:span><text:span text:style-name="T33"> </text:span><text:span text:style-name="T34">key</text:span><text:span text:style-name="T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32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1" draw:text-style-name="P68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35">At</text:span><text:span text:style-name="T136"> </text:span><text:span text:style-name="Strong_20_Emphasis"><text:span text:style-name="T135">WELCOME TO ROCKY LINUX </text:span></text:span><text:span text:style-name="Strong_20_Emphasis"><text:span text:style-name="T170"><text:user-field-get text:name="Version">8.10</text:user-field-get></text:span></text:span><text:span text:style-name="T147"><text:s/>select language and click </text:span><text:span text:style-name="Strong_20_Emphasis"><text:span text:style-name="T171">Continue</text:span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1" draw:text-style-name="P68" svg:width="0.35cm" svg:height="0.35cm" draw:control="control20"/></text:span></text:p>
          </table:table-cell>
          <table:table-cell table:style-name="_32_._5f_Installatie_5f_uitvoeren.C8" office:value-type="string">
            <text:p text:style-name="Standard"><text:span text:style-name="T138">U</text:span><text:span text:style-name="T139">nder</text:span><text:span text:style-name="T136"> </text:span><text:span text:style-name="Strong_20_Emphasis"><text:span text:style-name="T139">USER SETTINGS</text:span></text:span><text:span text:style-name="T153"> </text:span><text:span text:style-name="T154">click</text:span><text:span text:style-name="T155"> </text:span><text:span text:style-name="Strong_20_Emphasis"><text:span text:style-name="T172">User </text:span></text:span><text:span text:style-name="Strong_20_Emphasis"><text:span text:style-name="T173">C</text:span></text:span><text:span text:style-name="Strong_20_Emphasis"><text:span text:style-name="T172">reation</text:span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0">Enter you</text:span><text:span text:style-name="T217">r</text:span><text:span text:style-name="T211"> </text:span><text:span text:style-name="Strong_20_Emphasis"><text:span text:style-name="T56">Full name</text:span></text:span><text:span text:style-name="T41"> </text:span><text:span text:style-name="T213">&lt;user</text:span><text:span text:style-name="T180">&gt;</text:span><text:span text:style-name="T42">,</text:span><text:span text:style-name="Strong_20_Emphasis"><text:span text:style-name="T94"><text:line-break/></text:span></text:span><text:span text:style-name="Strong_20_Emphasis"><text:span text:style-name="T56">User name</text:span></text:span><text:span text:style-name="T41"> </text:span><text:span text:style-name="T215">&lt;user</text:span><text:span text:style-name="T216">name</text:span><text:span text:style-name="T191">&gt;</text:span><text:span text:style-name="T41">,</text:span></text:p>
            <text:p text:style-name="Standard"><text:span text:style-name="T43">check</text:span><text:span text:style-name="T44"> </text:span><text:span text:style-name="Strong_20_Emphasis"><text:span text:style-name="T52">Ma</text:span></text:span><text:span text:style-name="Strong_20_Emphasis"><text:span text:style-name="T53">ke this user administrator</text:span></text:span><text:span text:style-name="T44">,</text:span></text:p>
            <text:p text:style-name="Standard"><text:span text:style-name="T40">enter a </text:span><text:span text:style-name="Strong_20_Emphasis"><text:span text:style-name="T51">password</text:span></text:span><text:span text:style-name="T40"> twice</text:span><text:span text:style-name="T44"> </text:span><text:span text:style-name="T45">and c</text:span><text:span text:style-name="T44">li</text:span><text:span text:style-name="T46">c</text:span><text:span text:style-name="T44">k </text:span><text:span text:style-name="Strong_20_Emphasis"><text:span text:style-name="T54">Done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68" svg:width="0.35cm" svg:height="0.35cm" draw:control="control21"/></text:span></text:p>
          </table:table-cell>
          <table:table-cell table:style-name="_32_._5f_Installatie_5f_uitvoeren.C8" office:value-type="string">
            <text:p text:style-name="Standard"><text:span text:style-name="T138">U</text:span><text:span text:style-name="T139">nder</text:span><text:span text:style-name="T137"> </text:span><text:span text:style-name="Strong_20_Emphasis"><text:span text:style-name="T174">SYSTEM</text:span></text:span><text:span text:style-name="T137"> </text:span><text:span text:style-name="T138">click</text:span><text:span text:style-name="T140"> </text:span><text:span text:style-name="Strong_20_Emphasis"><text:span text:style-name="T174">Installati</text:span></text:span><text:span text:style-name="Strong_20_Emphasis"><text:span text:style-name="T177">on Destination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2">Check</text:span><text:span text:style-name="T243"> </text:span><text:span text:style-name="T244">the </text:span><text:span text:style-name="Strong_20_Emphasis"><text:span text:style-name="T245">Device Selection</text:span></text:span><text:span text:style-name="T228"> </text:span><text:span text:style-name="T230">and click </text:span><text:span text:style-name="Strong_20_Emphasis"><text:span text:style-name="T229">Done</text:span></text:span><text:span text:style-name="T23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68" svg:width="0.35cm" svg:height="0.35cm" draw:control="control22"/></text:span></text:p>
          </table:table-cell>
          <table:table-cell table:style-name="_32_._5f_Installatie_5f_uitvoeren.C8" office:value-type="string">
            <text:p text:style-name="Standard"><text:span text:style-name="T138">U</text:span><text:span text:style-name="T139">nder</text:span><text:span text:style-name="T137"> </text:span><text:span text:style-name="Strong_20_Emphasis"><text:span text:style-name="T174">SYSTEM</text:span></text:span><text:span text:style-name="T137"> </text:span><text:span text:style-name="T138">click</text:span><text:span text:style-name="T140"> </text:span><text:span text:style-name="Strong_20_Emphasis"><text:span text:style-name="T174">Netwerk &amp; </text:span></text:span><text:span text:style-name="Strong_20_Emphasis"><text:span text:style-name="T171">H</text:span></text:span><text:span text:style-name="Strong_20_Emphasis"><text:span text:style-name="T174">ost </text:span></text:span><text:span text:style-name="Strong_20_Emphasis"><text:span text:style-name="T171">N</text:span></text:span><text:span text:style-name="Strong_20_Emphasis"><text:span text:style-name="T174">a</text:span></text:span><text:span text:style-name="Strong_20_Emphasis"><text:span text:style-name="T171">me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7">Move</text:span><text:span text:style-name="T165"> the slider behind the network adapter </text:span><text:span text:style-name="T166">from </text:span><text:span text:style-name="T169">OFF</text:span><text:span text:style-name="T166"> </text:span><text:span text:style-name="T165">to </text:span><text:span text:style-name="T168">ON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1">Enter you</text:span><text:span text:style-name="T145">r</text:span><text:span text:style-name="T142"> </text:span><text:span text:style-name="Strong_20_Emphasis"><text:span text:style-name="T143">Host </text:span></text:span><text:span text:style-name="Strong_20_Emphasis"><text:span text:style-name="T141">N</text:span></text:span><text:span text:style-name="Strong_20_Emphasis"><text:span text:style-name="T143">am</text:span></text:span><text:span text:style-name="Strong_20_Emphasis"><text:span text:style-name="T141">e</text:span></text:span><text:span text:style-name="T4"> &lt;</text:span><text:span text:style-name="T8">computerna</text:span><text:span text:style-name="T9">me&gt;</text:span><text:span text:style-name="T149"> </text:span><text:span text:style-name="T150">and click </text:span><text:span text:style-name="Strong_20_Emphasis"><text:span text:style-name="T159">Apply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2">C</text:span><text:span text:style-name="T146">li</text:span><text:span text:style-name="T152">c</text:span><text:span text:style-name="T146">k </text:span><text:span text:style-name="Strong_20_Emphasis"><text:span text:style-name="T158">Done</text:span></text:span><text:span text:style-name="T14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1" draw:text-style-name="P68" svg:width="0.35cm" svg:height="0.35cm" draw:control="control23"/></text:span></text:p>
          </table:table-cell>
          <table:table-cell table:style-name="_32_._5f_Installatie_5f_uitvoeren.C15" office:value-type="string">
            <text:p text:style-name="Standard"><text:span text:style-name="T138">U</text:span><text:span text:style-name="T139">nder</text:span><text:span text:style-name="T137"> </text:span><text:span text:style-name="Strong_20_Emphasis"><text:span text:style-name="T174">SOFTWARE</text:span></text:span><text:span text:style-name="T137"> </text:span><text:span text:style-name="T138">click</text:span><text:span text:style-name="T140"> </text:span><text:span text:style-name="Strong_20_Emphasis"><text:span text:style-name="T175">Software </text:span></text:span><text:span text:style-name="Strong_20_Emphasis"><text:span text:style-name="T176">S</text:span></text:span><text:span text:style-name="Strong_20_Emphasis"><text:span text:style-name="T175">electi</text:span></text:span><text:span text:style-name="Strong_20_Emphasis"><text:span text:style-name="T176">on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4">Select </text:span><text:span text:style-name="T160">Server</text:span><text:span text:style-name="T144"> </text:span><text:span text:style-name="T155">and click </text:span><text:span text:style-name="Strong_20_Emphasis"><text:span text:style-name="T161">Done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1" draw:text-style-name="P68" svg:width="0.35cm" svg:height="0.35cm" draw:control="control24"/></text:span></text:p>
          </table:table-cell>
          <table:table-cell table:style-name="_32_._5f_Installatie_5f_uitvoeren.C22" office:value-type="string">
            <text:p text:style-name="Standard"><text:span text:style-name="T156">Click</text:span><text:span text:style-name="T157"> </text:span><text:span text:style-name="Strong_20_Emphasis"><text:span text:style-name="T162">Begin </text:span></text:span><text:span text:style-name="Strong_20_Emphasis"><text:span text:style-name="T163">Installation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1" draw:text-style-name="P68" svg:width="0.35cm" svg:height="0.35cm" draw:control="control26"/></text:span></text:p>
          </table:table-cell>
          <table:table-cell table:style-name="_32_._5f_Installatie_5f_uitvoeren.C22" office:value-type="string">
            <text:p text:style-name="Standard"><text:span text:style-name="T156">Click</text:span><text:span text:style-name="T157"> </text:span><text:span text:style-name="Strong_20_Emphasis"><text:span text:style-name="T164">Reboot System</text:span></text:span><text:span text:style-name="T148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4"><text:span text:style-name="Strong_20_Emphasis"><text:span text:style-name="T55">Finish installation</text:span></text:span></text:p>
        </text:list-item>
      </text:list>
      <text:p text:style-name="P36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1" draw:text-style-name="P68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215">&lt;user</text:span><text:span text:style-name="T191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1" draw:text-style-name="P68" svg:width="0.35cm" svg:height="0.35cm" draw:control="control16"/></text:p>
          </table:table-cell>
          <table:table-cell table:style-name="_33_._5f_Installatie_5f_afronden.C3" office:value-type="string">
            <text:p text:style-name="Standard"><text:span text:style-name="T33">Type: </text:span><text:span text:style-name="User_20_Entry"><text:span text:style-name="T76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18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5" office:value-type="string">
            <text:p text:style-name="P6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6"><text:span text:style-name="T37"><draw:control text:anchor-type="as-char" draw:z-index="18" draw:name="Vorm 3" draw:style-name="gr1" draw:text-style-name="P68" svg:width="0.35cm" svg:height="0.35cm" draw:control="control17"/></text:span></text:p>
          </table:table-cell>
          <table:table-cell table:style-name="_33_._5f_Installatie_5f_afronden.C6" office:value-type="string">
            <text:p text:style-name="P54"><text:span text:style-name="T33">Type: </text:span><text:span text:style-name="User_20_Entry"><text:span text:style-name="T76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><text:span text:style-name="T24"/></text:p>
          </table:table-cell>
          <table:table-cell table:style-name="_33_._5f_Installatie_5f_afronden.C7" office:value-type="string">
            <text:p text:style-name="P42"><text:span text:style-name="T26">Se</text:span><text:span text:style-name="T28">lect</text:span><text:span text:style-name="T26"> </text:span><text:span text:style-name="Strong_20_Emphasis"><text:span text:style-name="T83">3</text:span></text:span><text:span text:style-name="T47"> </text:span><text:span text:style-name="T48">Finish installatio</text:span><text:span text:style-name="T49">n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8" office:value-type="string">
            <text:p text:style-name="P19">Follow the instructions on the screen.</text:p>
          </table:table-cell>
        </table:table-row>
      </table:table>
      <text:p text:style-name="P36"><text:span text:style-name="Strong_20_Emphasis"><text:span text:style-name="T20"/></text:span></text:p>
      <text:list text:continue-numbering="true" text:style-name="L1">
        <text:list-item>
          <text:p text:style-name="P67"><text:span text:style-name="Strong_20_Emphasis"><text:span text:style-name="T14">P</text:span></text:span><text:span text:style-name="Strong_20_Emphasis"><text:span text:style-name="T134">rovision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><text:span text:style-name="T37"><draw:control text:anchor-type="as-char" draw:z-index="6" draw:name="Vorm40_0" draw:style-name="gr1" draw:text-style-name="P68" svg:width="0.35cm" svg:height="0.35cm" draw:control="control5"/></text:span></text:p>
          </table:table-cell>
          <table:table-cell table:style-name="Tabel2.A1" office:value-type="string">
            <text:p text:style-name="P45"><text:span text:style-name="T37"><draw:control text:anchor-type="as-char" draw:z-index="11" draw:name="Vorm40_ 1" draw:style-name="gr1" draw:text-style-name="P68" svg:width="0.35cm" svg:height="0.35cm" draw:control="control10"/></text:span></text:p>
          </table:table-cell>
          <table:table-cell table:style-name="Tabel2.D1" office:value-type="string">
            <text:p text:style-name="P23"><text:span text:style-name="T21">Log in as</text:span><text:span text:style-name="T20"> </text:span><text:span text:style-name="T215">&lt;user</text:span><text:span text:style-name="T191">&gt;</text:span><text:span text:style-name="T27"><text:note text:id="ftn6" text:note-class="footnote"><text:note-citation>1</text:note-citation><text:note-body><text:p text:style-name="P41"><text:span text:style-name="T74">Login any additional </text:span><text:span text:style-name="T75">users</text:span><text:span text:style-name="T73"> </text:span><text:span text:style-name="T74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32"><text:span text:style-name="T90"><draw:control text:anchor-type="as-char" draw:z-index="13" draw:name="Vorm4_ 2" draw:style-name="gr1" draw:text-style-name="P68" svg:width="0.35cm" svg:height="0.35cm" draw:control="control12"/></text:span></text:p>
          </table:table-cell>
          <table:table-cell table:style-name="Tabel2.D2" office:value-type="string">
            <text:p text:style-name="P21">Go through the welcome screens.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6"><text:span text:style-name="T37"><draw:control text:anchor-type="as-char" draw:z-index="19" draw:name="Vorm 8" draw:style-name="gr1" draw:text-style-name="P68" svg:width="0.35cm" svg:height="0.35cm" draw:control="control18"/></text:span></text:p>
          </table:table-cell>
          <table:table-cell table:style-name="Tabel2.A1" office:value-type="string">
            <text:p text:style-name="P46"><text:span text:style-name="T37"><draw:control text:anchor-type="as-char" draw:z-index="20" draw:name="Vorm 9" draw:style-name="gr1" draw:text-style-name="P68" svg:width="0.35cm" svg:height="0.35cm" draw:control="control19"/></text:span></text:p>
          </table:table-cell>
          <table:table-cell table:style-name="Tabel2.D5" office:value-type="string">
            <text:p text:style-name="P54"><text:span text:style-name="T33">Type: </text:span><text:span text:style-name="User_20_Entry"><text:span text:style-name="T88">kz menu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6" office:value-type="string">
            <text:p text:style-name="P22"><text:span text:style-name="T29">Select</text:span><text:span text:style-name="T26"> </text:span><text:span text:style-name="Strong_20_Emphasis"><text:span text:style-name="T83">4</text:span></text:span><text:span text:style-name="T50"> </text:span><text:span text:style-name="T32">Provision user</text:span><text:span text:style-name="T25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7" office:value-type="string">
            <text:p text:style-name="P20">Follow the instructions on the screen.</text:p>
          </table:table-cell>
        </table:table-row>
      </table:table>
      <text:p text:style-name="P27"/>
      <text:p text:style-name="P62"/>
      <text:p text:style-name="P34"><text:span text:style-name="T130">End of checklist,</text:span><text:span text:style-name="T131"> </text:span><text:span text:style-name="T127"><text:user-field-get text:name="Distro">Rocky Linux</text:user-field-get></text:span><text:span text:style-name="T129"><text:s/></text:span><text:span text:style-name="T126"><text:user-field-get text:name="Version">8.10</text:user-field-get></text:span><text:span text:style-name="T126"><text:s/></text:span><text:span text:style-name="T128">Desktop</text:span><text:span text:style-name="T89"> </text:span><text:span text:style-name="T130">installation is complete.</text:span></text:p>
      <text:p text:style-name="P14"/>
      <text:p text:style-name="P12"><text:span text:style-name="T235">Written</text:span><text:span text:style-name="T236"> </text:span><text:span text:style-name="T235">by</text:span><text:span text:style-name="T236"> </text:span><text:a xlink:type="simple" xlink:href="mailto:info@karelzimmer.nl?subject=Checklist%20installation%20Linux" text:style-name="Internet_20_link" text:visited-style-name="Visited_20_Internet_20_Link"><text:span text:style-name="T242">Karel Zimmer</text:span></text:a><text:span text:style-name="T237">.</text:span></text:p>
      <text:p text:style-name="P13"><text:span text:style-name="T240">License </text:span><text:span text:style-name="T238">C</text:span><text:span text:style-name="T239">C0</text:span><text:span text:style-name="T237"> 1.0 </text:span><text:span text:style-name="T24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1"><text:s/></text:span><text:span text:style-name="T24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5-01-07T08:10:42.246459424">07/01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10:42.062449729</dc:date>
    <meta:keyword>Installatie</meta:keyword>
    <meta:keyword>Checklist</meta:keyword>
    <meta:keyword>Linux</meta:keyword>
    <meta:editing-cycles>6983</meta:editing-cycles>
    <meta:editing-duration>P12DT7H34M21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1" meta:word-count="424" meta:character-count="2660" meta:non-whitespace-character-count="2270"/>
    <meta:user-defined meta:name="Info 1"/>
    <meta:user-defined meta:name="Info 2"/>
    <meta:user-defined meta:name="Info 3"/>
    <meta:user-defined meta:name="Info 4"/>
  </office:meta>
</office:document-meta>
</file>